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fec" officeooo:paragraph-rsid="0016bfec"/>
    </style:style>
    <style:style style:name="P2" style:family="paragraph" style:parent-style-name="Standard">
      <style:text-properties officeooo:rsid="0016bfec" officeooo:paragraph-rsid="001a31e7"/>
    </style:style>
    <style:style style:name="P3" style:family="paragraph" style:parent-style-name="Standard">
      <style:text-properties officeooo:rsid="0016bfec" officeooo:paragraph-rsid="001cb4db"/>
    </style:style>
    <style:style style:name="P4" style:family="paragraph" style:parent-style-name="Standard">
      <style:text-properties officeooo:rsid="00189b31" officeooo:paragraph-rsid="00189b31"/>
    </style:style>
    <style:style style:name="P5" style:family="paragraph" style:parent-style-name="Standard">
      <style:text-properties officeooo:rsid="00189b31" officeooo:paragraph-rsid="001a31e7"/>
    </style:style>
    <style:style style:name="P6" style:family="paragraph" style:parent-style-name="Standard">
      <style:text-properties officeooo:rsid="00189b31" officeooo:paragraph-rsid="001cb4db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9d2ab" officeooo:paragraph-rsid="0019d2ab" style:font-weight-asian="bold" style:font-weight-complex="bold"/>
    </style:style>
    <style:style style:name="P8" style:family="paragraph" style:parent-style-name="Standard">
      <style:text-properties officeooo:paragraph-rsid="001a31e7"/>
    </style:style>
    <style:style style:name="P9" style:family="paragraph" style:parent-style-name="Standard">
      <style:text-properties officeooo:rsid="001c08f3" officeooo:paragraph-rsid="001c08f3"/>
    </style:style>
    <style:style style:name="P10" style:family="paragraph" style:parent-style-name="Standard">
      <style:text-properties officeooo:rsid="001c08f3" officeooo:paragraph-rsid="001cb4db"/>
    </style:style>
    <style:style style:name="P11" style:family="paragraph" style:parent-style-name="Standard">
      <style:text-properties officeooo:rsid="001c08f3" officeooo:paragraph-rsid="001e0d9e"/>
    </style:style>
    <style:style style:name="P12" style:family="paragraph" style:parent-style-name="Standard">
      <style:text-properties officeooo:paragraph-rsid="001cb4db"/>
    </style:style>
    <style:style style:name="P13" style:family="paragraph" style:parent-style-name="Standard">
      <style:text-properties officeooo:rsid="001cb4db" officeooo:paragraph-rsid="001cb4db"/>
    </style:style>
    <style:style style:name="P14" style:family="paragraph" style:parent-style-name="Standard">
      <style:text-properties officeooo:paragraph-rsid="001e0d9e"/>
    </style:style>
    <style:style style:name="T1" style:family="text">
      <style:text-properties officeooo:rsid="0016bfec"/>
    </style:style>
    <style:style style:name="T2" style:family="text">
      <style:text-properties officeooo:rsid="00189b31"/>
    </style:style>
    <style:style style:name="T3" style:family="text">
      <style:text-properties officeooo:rsid="0019d2ab"/>
    </style:style>
    <style:style style:name="T4" style:family="text">
      <style:text-properties officeooo:rsid="001c08f3"/>
    </style:style>
    <style:style style:name="T5" style:family="text">
      <style:text-properties officeooo:rsid="001cb4db"/>
    </style:style>
    <style:style style:name="T6" style:family="text">
      <style:text-properties officeooo:rsid="001e0d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INHAS AVALIAÇÕES DOS PROTÓTIPOS – TAREFA #6</text:p>
      <text:p text:style-name="P1"/>
      <text:p text:style-name="P1"/>
      <text:p text:style-name="P1">1) Protótipo feito no Figma</text:p>
      <text:p text:style-name="P1"/>
      <text:p text:style-name="P1">Gostei:</text:p>
      <text:p text:style-name="P1">- De mostrar as tarefas do dia na página principal;</text:p>
      <text:p text:style-name="P1">- Da tarefa não sumir depois de finalizada;</text:p>
      <text:p text:style-name="P1">- De aparecer do lado de tarefa em qual categoria ela se encontra (Pessoais, trabalho, ..);</text:p>
      <text:p text:style-name="P1">- Dos ícones criados (bem intuitivo) <text:span text:style-name="T3">em especial do ícone do perfil aparecer na tela principal</text:span>;</text:p>
      <text:p text:style-name="P1">- Da palheta de cores utilizada;</text:p>
      <text:p text:style-name="P1">- Da ideia de criar um rodapé.</text:p>
      <text:p text:style-name="P1"/>
      <text:p text:style-name="P1">Poderia ser melhor/dúvidas:</text:p>
      <text:p text:style-name="P1">- Ao clicar no ícone da casa, será redirecionado para qual página? Seria essa página principal mesmo?</text:p>
      <text:p text:style-name="P1">- (sugestão) Assim como o prof citou anteriormente, o ícone para adc a tarefa poderia ser maior. Uma ideia seria colocar na parte debaixo da tela mas no centro (para chamar mais a atenção do usuário)</text:p>
      <text:p text:style-name="P1">- Para visualizar uma tarefa do dia seguinte, basta arrastar com o dedo para o lado ou está opção está dentro do menu?</text:p>
      <text:p text:style-name="P1"/>
      <text:p text:style-name="P1"/>
      <text:p text:style-name="P1">2) Laranja</text:p>
      <text:p text:style-name="P1"/>
      <text:p text:style-name="P1">Gostei:</text:p>
      <text:p text:style-name="P1">- Gostei que é possível ver direto na página principal não só a tarefa como também a categoria que ela se encontra;</text:p>
      <text:p text:style-name="P1">- <text:span text:style-name="T2">Colocando a legenda deu para entender direitinho do que se trata cada ícone (adicionar, procurar e compartilhar);</text:span></text:p>
      <text:p text:style-name="P1">- <text:span text:style-name="T2">Gostei da ideia de compartilhar alguma determinada tarefa/projeto </text:span><text:span text:style-name="T6">com outras pessoas.</text:span></text:p>
      <text:p text:style-name="P1"/>
      <text:p text:style-name="P4">Poderia ser melhor:</text:p>
      <text:p text:style-name="P4">- <text:span text:style-name="T1">(sugestão) </text:span>Achei que o<text:span text:style-name="T1"> ícone para adc a tarefa poderia ser maior. Uma ideia seria colocar na parte debaixo da tela mas no centro (para chamar mais a atenção do usuário);</text:span></text:p>
      <text:p text:style-name="P4">- Acho que seria bom na página principal ter também uma opção/ícone para editar e excluir a tarefa.</text:p>
      <text:p text:style-name="P4"/>
      <text:p text:style-name="P4"/>
      <text:p text:style-name="P4">3) Melhor que figma</text:p>
      <text:p text:style-name="P4"/>
      <text:p text:style-name="P4">- Esse é o meu então vou ficar aqui lendo as avaliações do colegas, mas adorei o nome que foi dado para o protótipo hahahahah</text:p>
      <text:p text:style-name="P4"/>
      <text:p text:style-name="P4"/>
      <text:p text:style-name="P4">4) Primeiro da segunda linha</text:p>
      <text:p text:style-name="P4"/>
      <text:p text:style-name="P4">Gostei:</text:p>
      <text:p text:style-name="P5">- <text:span text:style-name="T1">De mostrar as tarefas d</text:span><text:span text:style-name="T4">a semana</text:span><text:span text:style-name="T1"> página principal;</text:span></text:p>
      <text:p text:style-name="P2">- Dos ícones criados (bem intuitivo) <text:span text:style-name="T3">em especial do ícone do perfil aparecer na tela principal</text:span>;</text:p>
      <text:p text:style-name="P8"><text:span text:style-name="T1">- </text:span><text:span text:style-name="T4">Da posição e do tamanho para o botão de adc nova tarefa;</text:span></text:p>
      <text:p text:style-name="P2">- D<text:span text:style-name="T4">e ter logo na página principal as 3 bolinhas para alterar/excluir a tarefa;</text:span></text:p>
      <text:p text:style-name="P2"/>
      <text:p text:style-name="P9"><text:soft-page-break/>Poderia ser melhor/dúvidas:</text:p>
      <text:p text:style-name="P9">- (sugestão) Acho que as datas precisam aparecer mais, para o usuário abrir a página e de cara saber em que dia estamos e qual atividade precisa ser feita. Então uma sugestão seria colocar a data em cima ao invés de colocar ao lado.</text:p>
      <text:p text:style-name="P9">- Na verdade é uma dúvida… O mesmo padrão que está na “próxima semana” (de aparecer a categoria para cada tarefa) vale também para as tarefas “dessa semana”? Porque eu acho que seria legal sempre mostrar na pág principal a categoria (saúde, trabalho, etc) de cada tarefa.</text:p>
      <text:p text:style-name="P9"/>
      <text:p text:style-name="P4"/>
      <text:p text:style-name="P9">5) Segundo da segunda linha</text:p>
      <text:p text:style-name="P9"/>
      <text:p text:style-name="P9">Gostei:</text:p>
      <text:p text:style-name="P10">- <text:span text:style-name="T1">De mostrar as tarefas do dia na página principal;</text:span></text:p>
      <text:p text:style-name="P10">- <text:span text:style-name="T5">De ter um botão para olhar as tarefas dos próximos dias;</text:span></text:p>
      <text:p text:style-name="P3">- Dos ícones cria<text:span text:style-name="T5">dos. Achei bem legal essa ideia de diferenciar uma tarefa de um compromisso por meio dos ícones</text:span>;</text:p>
      <text:p text:style-name="P3">- <text:span text:style-name="T4">Da posição e do tamanho para o botão de adc nova tarefa;</text:span></text:p>
      <text:p text:style-name="P3">- D<text:span text:style-name="T4">e ter logo na página principal as 3 bolinhas para alterar/excluir a tarefa;</text:span></text:p>
      <text:p text:style-name="P9"/>
      <text:p text:style-name="P9">Poderia ser melhor:</text:p>
      <text:p text:style-name="P10">- <text:span text:style-name="T5">Além do usuário ver logo de cara a tarefa a ser feita e a data correspondente, acho que seria legal se aparecesse também</text:span><text:span text:style-name="T1"> em qual categoria ela se encontra (</text:span><text:span text:style-name="T6">casa</text:span><text:span text:style-name="T1">, trabalho, ..) </text:span><text:span text:style-name="T6">que poderia estar</text:span><text:span text:style-name="T1"> </text:span><text:span text:style-name="T5">abaixo ou do lado de cada uma das tarefas</text:span><text:span text:style-name="T1">;</text:span></text:p>
      <text:p text:style-name="P10">- <text:span text:style-name="T5">Fiquei com </text:span><text:span text:style-name="T6">uma</text:span><text:span text:style-name="T5"> dúvida do que seria colocado na “#tag”? Ele e o “opção de prioridade” é a mesma coisa?</text:span></text:p>
      <text:p text:style-name="P10"/>
      <text:p text:style-name="P10"/>
      <text:p text:style-name="P13">6) Último</text:p>
      <text:p text:style-name="P13"/>
      <text:p text:style-name="P10">Gostei:</text:p>
      <text:p text:style-name="P6">- <text:span text:style-name="T1">De mostrar as tarefas d</text:span><text:span text:style-name="T6">o dia</text:span><text:span text:style-name="T1"> página principal;</text:span></text:p>
      <text:p text:style-name="P3">- Dos ícones criados (bem intuitivo);</text:p>
      <text:p text:style-name="P12"><text:span text:style-name="T1">- </text:span><text:span text:style-name="T4">Da posição e do tamanho para o botão de adc nova tarefa;</text:span></text:p>
      <text:p text:style-name="P12"><text:span text:style-name="T1">- D</text:span><text:span text:style-name="T4">e ter logo na página principal </text:span><text:span text:style-name="T5">opções </text:span><text:span text:style-name="T4">para alterar/excluir a tarefa;</text:span></text:p>
      <text:p text:style-name="P12"/>
      <text:p text:style-name="P11">Poderia ser melhor:</text:p>
      <text:p text:style-name="P14"><text:span text:style-name="T4">- </text:span><text:span text:style-name="T5">Além do usuário ver logo de cara a tarefa a ser feita e a data correspondente, acho que seria legal se aparecesse também</text:span><text:span text:style-name="T1"> em qual categoria ela se encontra (</text:span><text:span text:style-name="T6">casa</text:span><text:span text:style-name="T1">, trabalho, ..) </text:span><text:span text:style-name="T6">que poderia estar</text:span><text:span text:style-name="T1"> </text:span><text:span text:style-name="T5">abaixo ou do lado de cada uma das tarefas</text:span><text:span text:style-name="T1">;</text:span></text:p>
      <text:p text:style-name="P11">- <text:span text:style-name="T6">Fiquei com uma dúvida de qual seria a funcionalidade do ícone “visualizar tarefas”? Se eu clicar nele, o mesmo oculta todas as tarefas e ficaria vazio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3:38:11.913921896</meta:creation-date>
    <dc:date>2022-03-12T14:55:08.473097935</dc:date>
    <meta:editing-duration>PT25M5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705" meta:character-count="3871" meta:non-whitespace-character-count="3216"/>
  </office:meta>
</office:document-meta>
</file>